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getTransientStates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0">
            <text:p text:style-name="Table_20_Contents">0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ItemImpl.sanityChe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Impl.processShareableNodes( Iterator it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temImpl.getAncestor( int degre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temImpl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setRemov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temImpl.getRemovedStat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tem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Impl.restoreTransientItems( Iterator i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temImpl.validateTransientItems( Iterator dirtyIter , Iterator removedIter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38">
            <text:p text:style-name="Table_20_Contents">38</text:p>
          </table:table-cell>
          <table:table-cell office:value-type="float" office:value="151">
            <text:p text:style-name="Table_20_Contents">151</text:p>
          </table:table-cell>
        </table:table-row>
        <table:table-row>
          <table:table-cell office:value-type="string">
            <text:p text:style-name="Table_20_Contents">ItemImpl.getPrimar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getItem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is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Impl.getEffectiveNodeType( Node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mImpl.internalRemove( boolean noCheck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tem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initVersionHistories( Iterator i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temImpl.removeTransientItems( Iterator 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Impl.persistTransientItems( Iterator 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Impl.save(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7">
            <text:p text:style-name="Table_20_Contents">127</text:p>
          </table:table-cell>
        </table:table-row>
        <table:table-row>
          <table:table-cell office:value-type="string">
            <text:p text:style-name="Table_20_Contents">ItemImpl.ItemImpl( ItemManager itemMgr , SessionImpl session , Item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Impl.isTransactional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refresh( boolean keepChange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">
            <text:p text:style-name="Table_20_Contents">1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ItemImpl.isN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Impl.isSame( Item otherIt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Impl.get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Impl.safeGetJC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